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2eb3a" officeooo:paragraph-rsid="0012eb3a"/>
    </style:style>
    <style:style style:name="P2" style:family="paragraph" style:parent-style-name="Standard">
      <style:text-properties style:text-underline-style="solid" style:text-underline-width="auto" style:text-underline-color="font-color" officeooo:paragraph-rsid="0011395f"/>
    </style:style>
    <style:style style:name="P3" style:family="paragraph" style:parent-style-name="Standard">
      <style:text-properties style:text-underline-style="none" officeooo:rsid="0011395f" officeooo:paragraph-rsid="0011395f"/>
    </style:style>
    <style:style style:name="P4" style:family="paragraph" style:parent-style-name="Standard">
      <style:text-properties style:text-underline-style="none" officeooo:rsid="0012eb3a" officeooo:paragraph-rsid="0012eb3a"/>
    </style:style>
    <style:style style:name="P5" style:family="paragraph" style:parent-style-name="Standard">
      <style:text-properties style:text-underline-style="none" officeooo:rsid="0012eb3a" officeooo:paragraph-rsid="00158498"/>
    </style:style>
    <style:style style:name="P6" style:family="paragraph" style:parent-style-name="Standard">
      <style:text-properties officeooo:paragraph-rsid="0018a546"/>
    </style:style>
    <style:style style:name="P7" style:family="paragraph" style:parent-style-name="Standard">
      <style:text-properties officeooo:paragraph-rsid="00228701"/>
    </style:style>
    <style:style style:name="P8" style:family="paragraph" style:parent-style-name="Standard">
      <style:text-properties fo:font-size="22pt" style:text-underline-style="solid" style:text-underline-width="auto" style:text-underline-color="font-color" fo:font-weight="bold" officeooo:rsid="0011395f" officeooo:paragraph-rsid="0011395f" style:font-size-asian="22pt" style:font-weight-asian="bold" style:font-size-complex="22pt" style:font-weight-complex="bold"/>
    </style:style>
    <style:style style:name="P9" style:family="paragraph" style:parent-style-name="Standard">
      <style:text-properties fo:font-size="22pt" style:text-underline-style="solid" style:text-underline-width="auto" style:text-underline-color="font-color" fo:font-weight="bold" officeooo:rsid="0011395f" officeooo:paragraph-rsid="0019a97e" style:font-size-asian="22pt" style:font-weight-asian="bold" style:font-size-complex="22pt" style:font-weight-complex="bold"/>
    </style:style>
    <style:style style:name="P10" style:family="paragraph" style:parent-style-name="Standard">
      <style:text-properties fo:font-size="22pt" style:text-underline-style="solid" style:text-underline-width="auto" style:text-underline-color="font-color" fo:font-weight="bold" officeooo:rsid="0011395f" officeooo:paragraph-rsid="0022f414" style:font-size-asian="22pt" style:font-weight-asian="bold" style:font-size-complex="22pt" style:font-weight-complex="bold"/>
    </style:style>
    <style:style style:name="P11" style:family="paragraph" style:parent-style-name="Standard">
      <style:text-properties fo:font-size="22pt" style:text-underline-style="solid" style:text-underline-width="auto" style:text-underline-color="font-color" fo:font-weight="bold" officeooo:rsid="0026fd62" officeooo:paragraph-rsid="0026fd62" style:font-size-asian="22pt" style:font-weight-asian="bold" style:font-size-complex="22pt" style:font-weight-complex="bold"/>
    </style:style>
    <style:style style:name="P12" style:family="paragraph" style:parent-style-name="Standard">
      <style:text-properties officeooo:paragraph-rsid="0026fd62"/>
    </style:style>
    <style:style style:name="P13" style:family="paragraph" style:parent-style-name="Standard">
      <style:text-properties officeooo:rsid="0026fd62" officeooo:paragraph-rsid="0026fd62"/>
    </style:style>
    <style:style style:name="P14" style:family="paragraph" style:parent-style-name="Standard">
      <style:text-properties officeooo:paragraph-rsid="002bb302"/>
    </style:style>
    <style:style style:name="P15" style:family="paragraph" style:parent-style-name="Standard">
      <style:text-properties officeooo:rsid="002c1635" officeooo:paragraph-rsid="002c1635"/>
    </style:style>
    <style:style style:name="P16" style:family="paragraph" style:parent-style-name="Standard">
      <style:text-properties officeooo:rsid="002c1635" officeooo:paragraph-rsid="002f5519"/>
    </style:style>
    <style:style style:name="P17" style:family="paragraph" style:parent-style-name="Standard">
      <style:text-properties officeooo:paragraph-rsid="00356d00"/>
    </style:style>
    <style:style style:name="P18" style:family="paragraph" style:parent-style-name="Standard">
      <style:text-properties officeooo:rsid="003eb47d" officeooo:paragraph-rsid="003eb47d"/>
    </style:style>
    <style:style style:name="P19" style:family="paragraph" style:parent-style-name="Standard">
      <style:text-properties officeooo:rsid="003ebf11" officeooo:paragraph-rsid="003ebf11"/>
    </style:style>
    <style:style style:name="P20" style:family="paragraph" style:parent-style-name="Standard">
      <style:text-properties officeooo:rsid="0043711e" officeooo:paragraph-rsid="0043711e"/>
    </style:style>
    <style:style style:name="P21" style:family="paragraph" style:parent-style-name="Standard">
      <style:text-properties officeooo:rsid="0044d6e9" officeooo:paragraph-rsid="0044d6e9"/>
    </style:style>
    <style:style style:name="P22" style:family="paragraph" style:parent-style-name="Standard">
      <style:text-properties officeooo:paragraph-rsid="004d0587"/>
    </style:style>
    <style:style style:name="P23" style:family="paragraph" style:parent-style-name="Standard">
      <style:text-properties officeooo:paragraph-rsid="00228701"/>
    </style:style>
    <style:style style:name="P24" style:family="paragraph" style:parent-style-name="Standard">
      <style:text-properties officeooo:rsid="004db6cb" officeooo:paragraph-rsid="004db6cb"/>
    </style:style>
    <style:style style:name="P25" style:family="paragraph" style:parent-style-name="Standard">
      <style:text-properties officeooo:rsid="004db6cb" officeooo:paragraph-rsid="004e7203"/>
    </style:style>
    <style:style style:name="P26" style:family="paragraph" style:parent-style-name="Standard">
      <style:text-properties officeooo:rsid="004e7203" officeooo:paragraph-rsid="004e7203"/>
    </style:style>
    <style:style style:name="P27" style:family="paragraph" style:parent-style-name="Standard">
      <style:text-properties officeooo:rsid="00529203" officeooo:paragraph-rsid="00529203"/>
    </style:style>
    <style:style style:name="P28" style:family="paragraph" style:parent-style-name="Standard">
      <style:text-properties officeooo:rsid="00553b49" officeooo:paragraph-rsid="00553b49"/>
    </style:style>
    <style:style style:name="P29" style:family="paragraph" style:parent-style-name="Standard">
      <style:text-properties officeooo:rsid="005a3f24" officeooo:paragraph-rsid="005a3f24"/>
    </style:style>
    <style:style style:name="P30" style:family="paragraph" style:parent-style-name="Standard">
      <style:text-properties officeooo:paragraph-rsid="005de2ab"/>
    </style:style>
    <style:style style:name="P31" style:family="paragraph" style:parent-style-name="Standard">
      <style:text-properties officeooo:rsid="005fc42c" officeooo:paragraph-rsid="005fc42c"/>
    </style:style>
    <style:style style:name="P32" style:family="paragraph" style:parent-style-name="Text_20_body" style:list-style-name="L1"/>
    <style:style style:name="P33" style:family="paragraph" style:parent-style-name="Text_20_body" style:list-style-name="L1">
      <style:paragraph-properties fo:margin-top="0cm" fo:margin-bottom="0cm" style:contextual-spacing="false"/>
    </style:style>
    <style:style style:name="P34" style:family="paragraph" style:parent-style-name="Text_20_body" style:list-style-name="L1">
      <style:text-properties officeooo:rsid="0026fd62" officeooo:paragraph-rsid="0026fd62"/>
    </style:style>
    <style:style style:name="P35" style:family="paragraph" style:parent-style-name="Text_20_body">
      <style:paragraph-properties fo:margin-left="0cm" fo:margin-right="0cm" fo:margin-top="0cm" fo:margin-bottom="0cm" style:contextual-spacing="false" fo:orphans="0" fo:text-indent="0cm" style:auto-text-indent="false"/>
      <style:text-properties fo:color="#000000" loext:opacity="100%" style:font-name="Calibri" fo:font-size="13.5pt" officeooo:paragraph-rsid="004ba89b" fo:background-color="#ffffff"/>
    </style:style>
    <style:style style:name="P36" style:family="paragraph" style:parent-style-name="Text_20_body">
      <style:paragraph-properties fo:orphans="0"/>
      <style:text-properties officeooo:paragraph-rsid="00360e67"/>
    </style:style>
    <style:style style:name="P37" style:family="paragraph" style:parent-style-name="Text_20_body">
      <style:paragraph-properties fo:orphans="0"/>
      <style:text-properties officeooo:paragraph-rsid="004ba89b"/>
    </style:style>
    <style:style style:name="P38" style:family="paragraph" style:parent-style-name="Text_20_body">
      <style:text-properties officeooo:rsid="0028016c" officeooo:paragraph-rsid="0028016c"/>
    </style:style>
    <style:style style:name="T1" style:family="text">
      <style:text-properties fo:font-size="22pt" style:text-underline-style="solid" style:text-underline-width="auto" style:text-underline-color="font-color" fo:font-weight="bold" officeooo:rsid="0011395f" style:font-size-asian="22pt" style:font-weight-asian="bold" style:font-size-complex="22pt" style:font-weight-complex="bold"/>
    </style:style>
    <style:style style:name="T2" style:family="text">
      <style:text-properties officeooo:rsid="00143181"/>
    </style:style>
    <style:style style:name="T3" style:family="text">
      <style:text-properties officeooo:rsid="0014ebe3"/>
    </style:style>
    <style:style style:name="T4" style:family="text">
      <style:text-properties officeooo:rsid="00158498"/>
    </style:style>
    <style:style style:name="T5" style:family="text">
      <style:text-properties officeooo:rsid="00171bfe"/>
    </style:style>
    <style:style style:name="T6" style:family="text">
      <style:text-properties officeooo:rsid="0017a628"/>
    </style:style>
    <style:style style:name="T7" style:family="text">
      <style:text-properties style:text-underline-style="none" officeooo:rsid="0018a546"/>
    </style:style>
    <style:style style:name="T8" style:family="text">
      <style:text-properties style:text-underline-style="none" officeooo:rsid="0019a97e"/>
    </style:style>
    <style:style style:name="T9" style:family="text">
      <style:text-properties officeooo:rsid="0026fd62"/>
    </style:style>
    <style:style style:name="T10" style:family="text">
      <style:text-properties fo:font-style="italic"/>
    </style:style>
    <style:style style:name="T11" style:family="text">
      <style:text-properties officeooo:rsid="0028c3de"/>
    </style:style>
    <style:style style:name="T12" style:family="text">
      <style:text-properties officeooo:rsid="002a73fa"/>
    </style:style>
    <style:style style:name="T13" style:family="text">
      <style:text-properties officeooo:rsid="002c1635"/>
    </style:style>
    <style:style style:name="T14" style:family="text">
      <style:text-properties officeooo:rsid="002cf41a"/>
    </style:style>
    <style:style style:name="T15" style:family="text">
      <style:text-properties officeooo:rsid="002e9058"/>
    </style:style>
    <style:style style:name="T16" style:family="text">
      <style:text-properties officeooo:rsid="002fd5a4"/>
    </style:style>
    <style:style style:name="T17" style:family="text">
      <style:text-properties officeooo:rsid="00356d00"/>
    </style:style>
    <style:style style:name="T18" style:family="text">
      <style:text-properties fo:color="#000000" loext:opacity="100%" style:font-name="Calibri" fo:font-size="13.5pt" fo:background-color="#ffffff" loext:char-shading-value="0" style:font-size-asian="13.5pt" style:font-size-complex="13.5pt"/>
    </style:style>
    <style:style style:name="T19" style:family="text">
      <style:text-properties fo:color="#000000" loext:opacity="100%" style:font-name="Calibri" fo:font-size="13.5pt" fo:font-style="italic" fo:background-color="#ffffff" loext:char-shading-value="0" style:font-size-asian="13.5pt" style:font-size-complex="13.5pt"/>
    </style:style>
    <style:style style:name="T20" style:family="text">
      <style:text-properties fo:color="#000000" loext:opacity="100%" style:font-name="Calibri" fo:font-size="13.5pt" fo:font-weight="normal" fo:background-color="#ffffff" loext:char-shading-value="0" style:font-size-asian="13.5pt" style:font-weight-asian="normal" style:font-size-complex="13.5pt" style:font-weight-complex="normal"/>
    </style:style>
    <style:style style:name="T21" style:family="text">
      <style:text-properties officeooo:rsid="0037825b"/>
    </style:style>
    <style:style style:name="T22" style:family="text">
      <style:text-properties officeooo:rsid="003903c9"/>
    </style:style>
    <style:style style:name="T23" style:family="text">
      <style:text-properties officeooo:rsid="003afcf0"/>
    </style:style>
    <style:style style:name="T24" style:family="text">
      <style:text-properties officeooo:rsid="003dd8ee"/>
    </style:style>
    <style:style style:name="T25" style:family="text">
      <style:text-properties officeooo:rsid="003deda5"/>
    </style:style>
    <style:style style:name="T26" style:family="text">
      <style:text-properties officeooo:rsid="003df6c6"/>
    </style:style>
    <style:style style:name="T27" style:family="text">
      <style:text-properties officeooo:rsid="003e5000"/>
    </style:style>
    <style:style style:name="T28" style:family="text">
      <style:text-properties officeooo:rsid="003feec3"/>
    </style:style>
    <style:style style:name="T29" style:family="text">
      <style:text-properties officeooo:rsid="004041ab"/>
    </style:style>
    <style:style style:name="T30" style:family="text">
      <style:text-properties officeooo:rsid="00426933"/>
    </style:style>
    <style:style style:name="T31" style:family="text">
      <style:text-properties officeooo:rsid="004879c0"/>
    </style:style>
    <style:style style:name="T32" style:family="text">
      <style:text-properties officeooo:rsid="0050655b"/>
    </style:style>
    <style:style style:name="T33" style:family="text">
      <style:text-properties officeooo:rsid="00523545"/>
    </style:style>
    <style:style style:name="T34" style:family="text">
      <style:text-properties officeooo:rsid="0052e66c"/>
    </style:style>
    <style:style style:name="T35" style:family="text">
      <style:text-properties officeooo:rsid="0056e27e"/>
    </style:style>
    <style:style style:name="T36" style:family="text">
      <style:text-properties officeooo:rsid="0057e235"/>
    </style:style>
    <style:style style:name="T37" style:family="text">
      <style:text-properties officeooo:rsid="0058ca01"/>
    </style:style>
    <style:style style:name="T38" style:family="text">
      <style:text-properties officeooo:rsid="005b9744"/>
    </style:style>
    <style:style style:name="T39" style:family="text">
      <style:text-properties officeooo:rsid="005cc5bd"/>
    </style:style>
    <style:style style:name="T40" style:family="text">
      <style:text-properties officeooo:rsid="005de2ab"/>
    </style:style>
    <style:style style:name="T41" style:family="text">
      <style:text-properties officeooo:rsid="005ec3e2"/>
    </style:style>
    <style:style style:name="T42" style:family="text">
      <style:text-properties officeooo:rsid="005ef602"/>
    </style:style>
    <style:style style:name="T43" style:family="text">
      <style:text-properties officeooo:rsid="005f7b9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eople</text:p>
      <text:p text:style-name="P2"/>
      <text:p text:style-name="P3">The primary users will consist of customers of the NHS both those who are referenced to this source and those who may find it on their own.</text:p>
      <text:p text:style-name="P4">Secondary stakeholders will consist of Project managers , web designers , fullstack developers , testers and people within the mental health profession at the NHS.</text:p>
      <text:p text:style-name="P4"/>
      <text:p text:style-name="P5">The website must be able to be used by non technical people as it is meant for the general public to have access to this product meaning that <text:span text:style-name="T2">we have to cater the UI to people who have no technical skills. We must therefore make it easy to navigate and interact with the product as well as intuitive. </text:span></text:p>
      <text:p text:style-name="P5"/>
      <text:p text:style-name="P5"><text:span text:style-name="T3">The end users will want an easy to navigate and familiar UI so we must be able to use a similar or the same style as the in house NHS website. </text:span><text:span text:style-name="T4">Developers will want to be able to make an easy to develop and maintain website as well as it not being to complex systems wise for quick debugging due to the limited time of the project. </text:span><text:span text:style-name="T5">The client will want an app that is effective to the goal in assisting with the aid seeking process within mental health </text:span><text:span text:style-name="T6">as well as an effective source to signpost people to.</text:span></text:p>
      <text:p text:style-name="P5"/>
      <text:p text:style-name="P6"><text:span text:style-name="T7">Users currently face a difficult system to try and receive mental health aid from due to the long wait times associated with trying to gain access to the resources. </text:span><text:span text:style-name="T8">This must be apart of the NHS Digital webspace so it can be easily accessed by end users allowing it to work cohesively with the rest of the NHS tech stack such as the NHS websites or Apps.</text:span></text:p>
      <text:p text:style-name="P6"><text:span text:style-name="T8"/></text:p>
      <text:p text:style-name="P6"><text:span text:style-name="T8"/></text:p>
      <text:p text:style-name="P6"><text:span text:style-name="T8"/></text:p>
      <text:p text:style-name="P9">Activities</text:p>
      <text:p text:style-name="P12"/>
      <text:p text:style-name="P14"><text:span text:style-name="T9">Mood </text:span><text:span text:style-name="T13">T</text:span><text:span text:style-name="T9">racking </text:span><text:span text:style-name="T13">P</text:span><text:span text:style-name="T9">age: </text:span></text:p>
      <text:p text:style-name="P14"><text:span text:style-name="T9">users will be interacting with a slider of some verity in order to indicate their mood, </text:span><text:span text:style-name="T11">this slider will have icons ranging from a smiley face to sad face with degrees of magnetite labelled along the slider to be more granular with the data submitted by the user. </text:span></text:p>
      <text:p text:style-name="P14"/>
      <text:p text:style-name="P14"><text:span text:style-name="T11">As well as this users with have 2 text boxes, </text:span><text:span text:style-name="T12">one to put keywords describing their mood and another to be able to write a longer body of text</text:span><text:span text:style-name="T11">. </text:span><text:span text:style-name="T12">These options are here to be able to give the user the ability to be able to be specific with the data they provide and how expressive they wish to be. <text:s/>This would also assist in the recommendation of articles based on the data they have provided.</text:span><text:span text:style-name="T11"> </text:span></text:p>
      <text:p text:style-name="P14"/>
      <text:p text:style-name="P14"><text:span text:style-name="T11">Lastly there will be a tick box as to opt in or out of this being viewable by your GP, this is to give patients that sense of optionality with how they keep track of their mental health.</text:span></text:p>
      <text:p text:style-name="P12"/>
      <text:p text:style-name="P15">Cat Caring Game:</text:p>
      <text:p text:style-name="P16">users will be able to feed and pet the cat to keep it happy. They will also be allowed to name the cat upon first viewing the game. <text:span text:style-name="T14">Whenever the cat is pet or fed that data is stored </text:span><text:span text:style-name="T15">in a counter. </text:span><text:span text:style-name="T16">W</text:span>e considered these good ideas as it helps to provide a scene of calm that comes with caring for another being, of which is hard if people don’t own a pet.</text:p>
      <text:p text:style-name="P12"/>
      <text:p text:style-name="P13">All of these actions results will have to be securely stored onto the server database with hashing involved in order to protect patient confidentiality as defined in section 251 (11) of the National Health Service Act 2006:</text:p>
      <text:list text:style-name="L1">
        <text:list-item>
          <text:p text:style-name="P33"><text:soft-page-break/>“was given in circumstances where the individual is owed an obligation of confidence” </text:p>
        </text:list-item>
        <text:list-item>
          <text:p text:style-name="P32">“conveys some information about the physical or mental health or condition of an individual, a diagnosis of their condition, or information on their care or treatment.” </text:p>
        </text:list-item>
        <text:list-item>
          <text:p text:style-name="P34">“is identifiable or likely to be identifiable, for example from other data likely to be held by the person or organisation receiving the data - if a patient could be identified from it” </text:p>
        </text:list-item>
      </text:list>
      <text:p text:style-name="P38">NHS England (2019)</text:p>
      <text:p text:style-name="P12"/>
      <text:p text:style-name="Standard"/>
      <text:p text:style-name="P10">Context</text:p>
      <text:p text:style-name="P17"><text:span text:style-name="T17">As it it a website based application it should be able to work well </text:span><text:span text:style-name="T21">on mobile devices </text:span><text:span text:style-name="T17">as approximately 60% of all web traffic comes from mobile devices as of mid 2024 (Michel Smith 2024). </text:span><text:span text:style-name="T22">This refers to it being performant with load times not exceeding ~5 seconds on a </text:span><text:span text:style-name="T23">average</text:span><text:span text:style-name="T22"> connection </text:span><text:span text:style-name="T24">download </text:span><text:span text:style-name="T22">speed </text:span><text:span text:style-name="T25">ranging from </text:span><text:span text:style-name="T26">40</text:span><text:span text:style-name="T22">mbps </text:span><text:span text:style-name="T25">to 70mbps</text:span><text:span text:style-name="T22">. </text:span><text:span text:style-name="T23">As well as this the website layout must be responsive </text:span><text:span text:style-name="T27">for Desktop, Mobile and Tablets. </text:span><text:span text:style-name="T30">As it is a website based app performance may be limited as web browser in the modern day such as Google Chrome are known for being resource intensive on their own which does mean we will need to pay attention to performance on limited hardware.</text:span></text:p>
      <text:p text:style-name="P17"/>
      <text:p text:style-name="P18">This product is aimed to be used by end users within their own homes on their mobile devices / desktop or laptops. <text:span text:style-name="T28">This may be demonstrated by clinicians so that will be considered by making it performant on mobile / older desktop hardware </text:span><text:span text:style-name="T29">to the best of our ability.</text:span><text:span text:style-name="T28"> <text:s text:c="3"/></text:span></text:p>
      <text:p text:style-name="P19"/>
      <text:p text:style-name="P19">As this product will be hosted on a server access times are not a limiting factor of this product, however this does mean that users will need a stable internet connection in order to interact with the product.</text:p>
      <text:p text:style-name="P19"/>
      <text:p text:style-name="P20">Web apps tend to be a client heavy process meaning that the users device does a lot of the processing power when interacting with the product, this primarily comes from having to render a <text:s/>lot of dynamic content on a web page such as frames or rendering any state changes on the profile page.</text:p>
      <text:p text:style-name="P17"/>
      <text:p text:style-name="P21">This will be an easier adoption than other systems such as patients as the likelihood of them having to access the NHS website is high and with the product being on the NHS website it will already be integrated into a suite of software that many end users are used to using. However due to it being on a web page it may be considered as more of a hassle to interact with compared to an app. </text:p>
      <text:p text:style-name="P21"/>
      <text:p text:style-name="P21">As well as this in order for the user to get as much use as they can out of this software they do have to be active in submitting information , playing the game , readding articles , performing the exercises in the articles or mini-games, etc. <text:span text:style-name="T31">This may make it a hard adoption for some users especially considering we are dealing with people that may find technology difficult to adapt to or with people who wont want to interact heavily with such activity's due to them being neurodivergent. <text:s/></text:span></text:p>
      <text:p text:style-name="P17"/>
      <text:p text:style-name="P17"/>
      <text:p text:style-name="P7"><text:span text:style-name="T1"/></text:p>
      <text:p text:style-name="P7"><text:soft-page-break/><text:span text:style-name="T1">Technologies</text:span></text:p>
      <text:p text:style-name="P22"><text:s text:c="4"/></text:p>
      <text:p text:style-name="P24">This app will be web based so a JavaScript framework, in this case react will be most suited for this task due to its built in features to manipulate the DOM easily (inherited from JavaScript). The reason that React was chosen over standard JavaScript is due to the innate ability to handle complex changes of state on the frontend as well as being able to robustly handle data transition with the UseEffect hook for components. As well as this the components features of React will allow for a compartmentalised and efficient development process , especially considering the agile approach taken to the development process, usually equating a component per sprint.</text:p>
      <text:p text:style-name="P24"/>
      <text:p text:style-name="P27">For our database we will be using SQLite as it is a lightweight , server-less, relational database. A relational database is important in this scenario as data retrieval needs to be quick and as we are only working with more simple data structures the positives of a document store database will not be as present. <text:span text:style-name="T34">For storing JSON data we can store it as a string inside a TEXT field in a SQLite database by converting between strings and JSON objects in the middleware. </text:span></text:p>
      <text:p text:style-name="P24"/>
      <text:p text:style-name="P26">For the back end we will be using an ExpressJS API due to the speed of development being substantially quicker for API development due to familiarity with our development team. As well as this it allows for robust error handling which is extremely important in web based applications <text:span text:style-name="T32">due to the constant back and forth of data. </text:span><text:span text:style-name="T33">Also ExpressJS is quick to implement into a application that has a SQLite database.</text:span></text:p>
      <text:p text:style-name="P26"/>
      <text:p text:style-name="P30"><text:span text:style-name="T40">The game will be developed in Unity ~ </text:span>2023.2.20f1<text:span text:style-name="T40"> and Built using WebGL to be able to run into the browser. </text:span><text:span text:style-name="T41">These games are compiled to web assembly (WASM) which provides good support for modern 64bit browsers however may </text:span><text:span text:style-name="T43">experiance</text:span><text:span text:style-name="T41"> performance degradation o</text:span><text:span text:style-name="T42">n</text:span><text:span text:style-name="T41"> legacy systems.</text:span></text:p>
      <text:p text:style-name="P26"/>
      <text:p text:style-name="P28">The development of the website itself will take place on a <text:span text:style-name="T35">average</text:span> spec’d laptop <text:span text:style-name="T37">(8GB of RAM , <text:s/>Intel N100 (4) @ 3.400GHz <text:s/>CPU) </text:span>allowing for accurate performance testing, <text:span text:style-name="T36">this means the laptop during development will be running the server locally to handle API requests as well as running the website, this means we can see how the website will perform even when the device is under load. </text:span></text:p>
      <text:p text:style-name="P26"/>
      <text:p text:style-name="P29">This will be have to be run on either 64bit or 32bit machines, 16 bit machines wont be compatible due to the lacking support by the web browsers for 16 bit CPU’s and OS’s. <text:span text:style-name="T38">This is not much of a roadblock due to the fact that near to all computers are running on at least 32 bit processers in the modern day. </text:span><text:span text:style-name="T39">However 32bit systems may struggle to keep up with the computational demands of a complex web app. </text:span></text:p>
      <text:p text:style-name="P25"/>
      <text:p text:style-name="P31">All data will be encrypted before being stored on the database at the API using the JSON web token encryption algorithm in order to comply with the strict data protection requirements that comes with working with a medical partner such as the NHS. <text:s/></text:p>
      <text:p text:style-name="Standard"/>
      <text:p text:style-name="Standard"/>
      <text:p text:style-name="P11">Citations</text:p>
      <text:p text:style-name="Standard"/>
      <text:p text:style-name="P35">NHS England (2019). <text:span text:style-name="T10">Patient Data and Confidential Patient Information</text:span>. [online] NHS Digital. Available at: <text:a xlink:type="simple" xlink:href="https://digital.nhs.uk/services/national-data-opt-out/understanding-the-national-data-opt-out/confidential-patient-information" text:style-name="Internet_20_link" text:visited-style-name="Visited_20_Internet_20_Link">https://digital.nhs.uk/services/national-<text:soft-page-break/>data-opt-out/understanding-the-national-data-opt-out/confidential-patient-information</text:a>.</text:p>
      <text:p text:style-name="P36"><text:span text:style-name="Strong_20_Emphasis"><text:span text:style-name="T20"/></text:span></text:p>
      <text:p text:style-name="P37"><text:span text:style-name="Strong_20_Emphasis"><text:span text:style-name="T20">Michael Smith</text:span></text:span><text:span text:style-name="T18"> (2024). </text:span><text:span text:style-name="T19">Mobile Phone Traffic Statistics and Trends - Indectron</text:span><text:span text:style-name="T18">. [online] Indectron. Available at: </text:span><text:a xlink:type="simple" xlink:href="https://www.indectron.com/blog/mobile-traffic-stats-trends/" text:style-name="Internet_20_link" text:visited-style-name="Visited_20_Internet_20_Link">https://www.indectron.com/blog/mobile-traffic-stats-trends/</text:a><text:span text:style-name="T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eb3a" officeooo:paragraph-rsid="0012eb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ct Analysis Written by Camero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3:13:01.168398550</meta:creation-date>
    <dc:date>2025-02-09T16:39:47.687456619</dc:date>
    <meta:editing-duration>PT1H38M26S</meta:editing-duration>
    <meta:editing-cycles>74</meta:editing-cycles>
    <meta:generator>LibreOffice/24.2.7.2$Linux_X86_64 LibreOffice_project/420$Build-2</meta:generator>
    <meta:document-statistic meta:table-count="0" meta:image-count="0" meta:object-count="0" meta:page-count="4" meta:paragraph-count="38" meta:word-count="1599" meta:character-count="9054" meta:non-whitespace-character-count="7467"/>
  </office:meta>
</office:document-meta>
</file>